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105a"/>
    </style:style>
    <style:style style:name="P2" style:family="paragraph" style:parent-style-name="Standard">
      <style:paragraph-properties fo:text-align="center" style:justify-single-word="false"/>
      <style:text-properties officeooo:paragraph-rsid="000acdaa"/>
    </style:style>
    <style:style style:name="P3" style:family="paragraph" style:parent-style-name="Standard">
      <style:paragraph-properties fo:text-align="center" style:justify-single-word="false"/>
      <style:text-properties officeooo:paragraph-rsid="000c1070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a105a"/>
    </style:style>
    <style:style style:name="T2" style:family="text">
      <style:text-properties officeooo:rsid="000acdaa"/>
    </style:style>
    <style:style style:name="T3" style:family="text">
      <style:text-properties officeooo:rsid="000c1070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fill="solid" draw:fill-color="#e6e6e6" draw:textarea-horizontal-align="justify" draw:textarea-vertical-align="middle" draw:auto-grow-height="fals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e6e6e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cccc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b3b3b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9999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6666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style-name="gr2" draw:text-style-name="P4" svg:width="3.2398in" svg:height="0.3335in" svg:x="3.6917in" svg:y="0.0256in"><text:p text:style-name="P4"><text:span text:style-name="T4">Toolbar R</text:span></text:p><draw:enhanced-geometry svg:viewBox="0 0 21600 21600" draw:type="rectangle" draw:enhanced-path="M 0 0 L 21600 0 21600 21600 0 21600 0 0 Z N"/></draw:custom-shape><draw:custom-shape text:anchor-type="paragraph" draw:z-index="0" draw:style-name="gr1" draw:text-style-name="P4" svg:width="3.3441in" svg:height="0.3335in" svg:x="0.0146in" svg:y="0.0362in"><text:p text:style-name="P4"><text:span text:style-name="T4">Toolbar L</text:span></text:p><draw:enhanced-geometry svg:viewBox="0 0 21600 21600" draw:type="rectangle" draw:enhanced-path="M 0 0 L 21600 0 21600 21600 0 21600 0 0 Z N"/></draw:custom-shape><text:span text:style-name="T1"/></text:p>
      <text:p text:style-name="P1"><text:span text:style-name="T1"/></text:p>
      <text:p text:style-name="P1"><draw:custom-shape text:anchor-type="paragraph" draw:z-index="2" draw:style-name="gr2" draw:text-style-name="P4" svg:width="6.8543in" svg:height="0.3335in" svg:x="0.0252in" svg:y="0.2382in"><text:p text:style-name="P4"><text:span text:style-name="T4">Headerbar</text:span></text:p><draw:enhanced-geometry svg:viewBox="0 0 21600 21600" draw:type="rectangle" draw:enhanced-path="M 0 0 L 21600 0 21600 21600 0 21600 0 0 Z N"/></draw:custom-shape><text:span text:style-name="T1"/></text:p>
      <text:p text:style-name="P1"><text:span text:style-name="T1"/></text:p>
      <text:p text:style-name="P1"><text:span text:style-name="T1"/></text:p>
      <text:p text:style-name="P1"><draw:custom-shape text:anchor-type="paragraph" draw:z-index="3" draw:style-name="gr3" draw:text-style-name="P4" svg:width="6.8543in" svg:height="0.3335in" svg:x="0.0252in" svg:y="0.2382in"><text:p text:style-name="P4"><text:span text:style-name="T5">Showcase</text:span></text:p><draw:enhanced-geometry svg:viewBox="0 0 21600 21600" draw:type="rectangle" draw:enhanced-path="M 0 0 L 21600 0 21600 21600 0 21600 0 0 Z N"/></draw:custom-shape><text:span text:style-name="T2"/></text:p>
      <text:p text:style-name="P2"><text:span text:style-name="T2"/></text:p>
      <text:p text:style-name="P2"><text:span text:style-name="T2"/></text:p>
      <text:p text:style-name="P2"><draw:custom-shape text:anchor-type="paragraph" draw:z-index="4" draw:style-name="gr3" draw:text-style-name="P4" svg:width="6.9067in" svg:height="0.3335in" svg:x="0.0252in" svg:y="0.2382in"><text:p text:style-name="P4"><text:span text:style-name="T5">Feature</text:span></text:p><draw:enhanced-geometry svg:viewBox="0 0 21600 21600" draw:type="rectangle" draw:enhanced-path="M 0 0 L 21600 0 21600 21600 0 21600 0 0 Z N"/></draw:custom-shape><text:span text:style-name="T2"/></text:p>
      <text:p text:style-name="P2"><text:span text:style-name="T2"/></text:p>
      <text:p text:style-name="P2"><text:span text:style-name="T2"/></text:p>
      <text:p text:style-name="P2"><draw:custom-shape text:anchor-type="paragraph" draw:z-index="5" draw:style-name="gr3" draw:text-style-name="P4" svg:width="6.9067in" svg:height="0.3335in" svg:x="0.0252in" svg:y="0.2382in"><text:p text:style-name="P4"><text:span text:style-name="T5">Hero-Unit</text:span></text:p><draw:enhanced-geometry svg:viewBox="0 0 21600 21600" draw:type="rectangle" draw:enhanced-path="M 0 0 L 21600 0 21600 21600 0 21600 0 0 Z N"/></draw:custom-shape><text:span text:style-name="T2"/></text:p>
      <text:p text:style-name="P2"><text:span text:style-name="T2"/></text:p>
      <text:p text:style-name="P2"><text:span text:style-name="T2"/></text:p>
      <text:p text:style-name="P2"><text:span text:style-name="T3"/></text:p>
      <text:p text:style-name="P3"><draw:custom-shape text:anchor-type="paragraph" draw:z-index="6" draw:style-name="gr3" draw:text-style-name="P4" svg:width="1.6252in" svg:height="0.3335in" svg:x="0.0252in" svg:y="0.0465in"><text:p text:style-name="P4"><text:span text:style-name="T5">Utility-a</text:span></text:p><draw:enhanced-geometry svg:viewBox="0 0 21600 21600" draw:type="rectangle" draw:enhanced-path="M 0 0 L 21600 0 21600 21600 0 21600 0 0 Z N"/></draw:custom-shape><draw:custom-shape text:anchor-type="paragraph" draw:z-index="21" draw:style-name="gr3" draw:text-style-name="P4" svg:width="1.6252in" svg:height="0.3335in" svg:x="1.7543in" svg:y="0.0465in"><text:p text:style-name="P4"><text:span text:style-name="T5">Utility-b</text:span></text:p><draw:enhanced-geometry svg:viewBox="0 0 21600 21600" draw:type="rectangle" draw:enhanced-path="M 0 0 L 21600 0 21600 21600 0 21600 0 0 Z N"/></draw:custom-shape><draw:custom-shape text:anchor-type="paragraph" draw:z-index="22" draw:style-name="gr3" draw:text-style-name="P4" svg:width="1.6252in" svg:height="0.3335in" svg:x="5.3083in" svg:y="0.0465in"><text:p text:style-name="P4"><text:span text:style-name="T5">Utility-d</text:span></text:p><draw:enhanced-geometry svg:viewBox="0 0 21600 21600" draw:type="rectangle" draw:enhanced-path="M 0 0 L 21600 0 21600 21600 0 21600 0 0 Z N"/></draw:custom-shape><draw:custom-shape text:anchor-type="paragraph" draw:z-index="23" draw:style-name="gr3" draw:text-style-name="P4" svg:width="1.615in" svg:height="0.3335in" svg:x="3.5252in" svg:y="0.0465in"><text:p text:style-name="P4"><text:span text:style-name="T5">Utility-c</text:span></text:p><draw:enhanced-geometry svg:viewBox="0 0 21600 21600" draw:type="rectangle" draw:enhanced-path="M 0 0 L 21600 0 21600 21600 0 21600 0 0 Z N"/></draw:custom-shape><text:span text:style-name="T3"/></text:p>
      <text:p text:style-name="P3"><text:span text:style-name="T3"/></text:p>
      <text:p text:style-name="P3"><draw:custom-shape text:anchor-type="paragraph" draw:z-index="7" draw:style-name="gr4" draw:text-style-name="P4" svg:width="6.9067in" svg:height="0.3335in" svg:x="0.0252in" svg:y="0.2382in"><text:p text:style-name="P4"><text:span text:style-name="T5">Breadcrumbs</text:span></text:p><draw:enhanced-geometry svg:viewBox="0 0 21600 21600" draw:type="rectangle" draw:enhanced-path="M 0 0 L 21600 0 21600 21600 0 21600 0 0 Z N"/></draw:custom-shap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custom-shape text:anchor-type="paragraph" draw:z-index="8" draw:style-name="gr4" draw:text-style-name="P4" svg:width="3.2921in" svg:height="0.3335in" svg:x="0.0252in" svg:y="0.0465in"><text:p text:style-name="P4"><text:span text:style-name="T5">Maintop-a</text:span></text:p><draw:enhanced-geometry svg:viewBox="0 0 21600 21600" draw:type="rectangle" draw:enhanced-path="M 0 0 L 21600 0 21600 21600 0 21600 0 0 Z N"/></draw:custom-shape><draw:custom-shape text:anchor-type="paragraph" draw:z-index="20" draw:style-name="gr4" draw:text-style-name="P4" svg:width="3.2921in" svg:height="0.3335in" svg:x="3.6291in" svg:y="0.0465in"><text:p text:style-name="P4"><text:span text:style-name="T5">Maintop-b</text:span></text:p><draw:enhanced-geometry svg:viewBox="0 0 21600 21600" draw:type="rectangle" draw:enhanced-path="M 0 0 L 21600 0 21600 21600 0 21600 0 0 Z N"/></draw:custom-shape><text:span text:style-name="T3"/></text:p>
      <text:p text:style-name="P3"><text:span text:style-name="T3"/></text:p>
      <text:p text:style-name="P3"><draw:custom-shape text:anchor-type="paragraph" draw:z-index="10" draw:style-name="gr4" draw:text-style-name="P4" svg:width="2.365in" svg:height="0.365in" svg:x="4.5354in" svg:y="0.2319in"><text:p text:style-name="P4"><text:span text:style-name="T5">Sidebar</text:span></text:p><draw:enhanced-geometry svg:viewBox="0 0 21600 21600" draw:type="rectangle" draw:enhanced-path="M 0 0 L 21600 0 21600 21600 0 21600 0 0 Z N"/></draw:custom-shape><draw:custom-shape text:anchor-type="paragraph" draw:z-index="9" draw:style-name="gr4" draw:text-style-name="P4" svg:width="4.2504in" svg:height="0.3335in" svg:x="0.0252in" svg:y="0.2382in"><text:p text:style-name="P4"><text:span text:style-name="T5">MainContent (System Output)</text:span></text:p><draw:enhanced-geometry svg:viewBox="0 0 21600 21600" draw:type="rectangle" draw:enhanced-path="M 0 0 L 21600 0 21600 21600 0 21600 0 0 Z N"/></draw:custom-shape><text:span text:style-name="T3"/></text:p>
      <text:p text:style-name="P3"><text:span text:style-name="T3"/></text:p>
      <text:p text:style-name="P3"><text:span text:style-name="T3"/></text:p>
      <text:p text:style-name="P3"><draw:custom-shape text:anchor-type="paragraph" draw:z-index="11" draw:style-name="gr4" draw:text-style-name="P4" svg:width="3.3441in" svg:height="0.3335in" svg:x="0.0146in" svg:y="0.2134in"><text:p text:style-name="P4"><text:span text:style-name="T4">MainBottom-a</text:span></text:p><draw:enhanced-geometry svg:viewBox="0 0 21600 21600" draw:type="rectangle" draw:enhanced-path="M 0 0 L 21600 0 21600 21600 0 21600 0 0 Z N"/></draw:custom-shape><text:span text:style-name="T3"/></text:p>
      <text:p text:style-name="P3"><draw:custom-shape text:anchor-type="paragraph" draw:z-index="24" draw:style-name="gr4" draw:text-style-name="P4" svg:width="3.3441in" svg:height="0.3335in" svg:x="3.5665in" svg:y="0.0173in"><text:p text:style-name="P4"><text:span text:style-name="T4">MainBottom-b</text:span></text:p><draw:enhanced-geometry svg:viewBox="0 0 21600 21600" draw:type="rectangle" draw:enhanced-path="M 0 0 L 21600 0 21600 21600 0 21600 0 0 Z N"/></draw:custom-shape><text:span text:style-name="T3"/></text:p>
      <text:p text:style-name="P3"><text:span text:style-name="T3"/></text:p>
      <text:p text:style-name="P3"><text:span text:style-name="T3"/></text:p>
      <text:p text:style-name="P3"><draw:custom-shape text:anchor-type="paragraph" draw:z-index="25" draw:style-name="gr4" draw:text-style-name="P4" svg:width="3.3441in" svg:height="0.3335in" svg:x="0.0146in" svg:y="0.0047in"><text:p text:style-name="P4"><text:span text:style-name="T4">Bottom-a</text:span></text:p><draw:enhanced-geometry svg:viewBox="0 0 21600 21600" draw:type="rectangle" draw:enhanced-path="M 0 0 L 21600 0 21600 21600 0 21600 0 0 Z N"/></draw:custom-shape><draw:custom-shape text:anchor-type="paragraph" draw:z-index="26" draw:style-name="gr4" draw:text-style-name="P4" svg:width="3.3441in" svg:height="0.3335in" svg:x="3.5665in" svg:y="0.0173in"><text:p text:style-name="P4"><text:span text:style-name="T4">Bottom-b</text:span></text:p><draw:enhanced-geometry svg:viewBox="0 0 21600 21600" draw:type="rectangle" draw:enhanced-path="M 0 0 L 21600 0 21600 21600 0 21600 0 0 Z N"/></draw:custom-shape><text:span text:style-name="T3"/></text:p>
      <text:p text:style-name="P3"><text:span text:style-name="T3"/></text:p>
      <text:p text:style-name="P3"><text:span text:style-name="T3"/></text:p>
      <text:p text:style-name="P3"><draw:custom-shape text:anchor-type="paragraph" draw:z-index="12" draw:style-name="gr5" draw:text-style-name="P4" svg:width="1.3232in" svg:height="0.3335in" svg:x="0.0252in" svg:y="0.0465in"><text:p text:style-name="P4"><text:span text:style-name="T5">Footer-a</text:span></text:p><draw:enhanced-geometry svg:viewBox="0 0 21600 21600" draw:type="rectangle" draw:enhanced-path="M 0 0 L 21600 0 21600 21600 0 21600 0 0 Z N"/></draw:custom-shape><draw:custom-shape text:anchor-type="paragraph" draw:z-index="15" draw:style-name="gr5" draw:text-style-name="P4" svg:width="1.1252in" svg:height="0.3335in" svg:x="1.6189in" svg:y="0.0571in"><text:p text:style-name="P4"><text:span text:style-name="T5">Footer-b</text:span></text:p><draw:enhanced-geometry svg:viewBox="0 0 21600 21600" draw:type="rectangle" draw:enhanced-path="M 0 0 L 21600 0 21600 21600 0 21600 0 0 Z N"/></draw:custom-shape><draw:custom-shape text:anchor-type="paragraph" draw:z-index="16" draw:style-name="gr5" draw:text-style-name="P4" svg:width="1.1567in" svg:height="0.3335in" svg:x="3.0043in" svg:y="0.0465in"><text:p text:style-name="P4"><text:span text:style-name="T5">Footer-c</text:span></text:p><draw:enhanced-geometry svg:viewBox="0 0 21600 21600" draw:type="rectangle" draw:enhanced-path="M 0 0 L 21600 0 21600 21600 0 21600 0 0 Z N"/></draw:custom-shape><draw:custom-shape text:anchor-type="paragraph" draw:z-index="17" draw:style-name="gr5" draw:text-style-name="P4" svg:width="1.1043in" svg:height="0.3335in" svg:x="4.3791in" svg:y="0.0571in"><text:p text:style-name="P4"><text:span text:style-name="T5">Footer-d</text:span></text:p><draw:enhanced-geometry svg:viewBox="0 0 21600 21600" draw:type="rectangle" draw:enhanced-path="M 0 0 L 21600 0 21600 21600 0 21600 0 0 Z N"/></draw:custom-shape><draw:custom-shape text:anchor-type="paragraph" draw:z-index="18" draw:style-name="gr5" draw:text-style-name="P4" svg:width="1.3024in" svg:height="0.3335in" svg:x="5.6083in" svg:y="0.0571in"><text:p text:style-name="P4"><text:span text:style-name="T5">Footer-e</text:span></text:p><draw:enhanced-geometry svg:viewBox="0 0 21600 21600" draw:type="rectangle" draw:enhanced-path="M 0 0 L 21600 0 21600 21600 0 21600 0 0 Z N"/></draw:custom-shape><text:span text:style-name="T3"/></text:p>
      <text:p text:style-name="P3"><text:span text:style-name="T3"/></text:p>
      <text:p text:style-name="P3"><text:span text:style-name="T3"/></text:p>
      <text:p text:style-name="P3"><draw:custom-shape text:anchor-type="paragraph" draw:z-index="13" draw:style-name="gr5" draw:text-style-name="P4" svg:width="3.2713in" svg:height="0.3335in" svg:x="0.0252in" svg:y="0.0465in"><text:p text:style-name="P4"><text:span text:style-name="T5">Copyright-a</text:span></text:p><draw:enhanced-geometry svg:viewBox="0 0 21600 21600" draw:type="rectangle" draw:enhanced-path="M 0 0 L 21600 0 21600 21600 0 21600 0 0 Z N"/></draw:custom-shape><draw:custom-shape text:anchor-type="paragraph" draw:z-index="19" draw:style-name="gr5" draw:text-style-name="P4" svg:width="3.2713in" svg:height="0.3335in" svg:x="3.65in" svg:y="0.0193in"><text:p text:style-name="P4"><text:span text:style-name="T5">Copyright-b</text:span></text:p><draw:enhanced-geometry svg:viewBox="0 0 21600 21600" draw:type="rectangle" draw:enhanced-path="M 0 0 L 21600 0 21600 21600 0 21600 0 0 Z N"/></draw:custom-shape><text:span text:style-name="T3"/></text:p>
      <text:p text:style-name="P3"><text:span text:style-name="T3"/></text:p>
      <text:p text:style-name="P3"><draw:custom-shape text:anchor-type="paragraph" draw:z-index="14" draw:style-name="gr6" draw:text-style-name="P4" svg:width="6.9067in" svg:height="0.3335in" svg:x="0.0252in" svg:y="0.2382in"><text:p text:style-name="P4"><text:span text:style-name="T5">Debug</text:span></text:p><draw:enhanced-geometry svg:viewBox="0 0 21600 21600" draw:type="rectangle" draw:enhanced-path="M 0 0 L 21600 0 21600 21600 0 21600 0 0 Z N"/></draw:custom-shap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DejaVu Sans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i </meta:initial-creator>
    <meta:creation-date>2013-05-06T11:00:46</meta:creation-date>
    <dc:date>2013-05-06T13:56:09</dc:date>
    <dc:creator>Evgeni </dc:creator>
    <meta:editing-duration>PT2H46M43S</meta:editing-duration>
    <meta:editing-cycles>14</meta:editing-cycles>
    <meta:generator>LibreOffice/4.0.0.3$Linux_x86 LibreOffice_project/7545bee9c2a0782548772a21bc84a9dcc583b8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